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8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5" style:family="paragraph" style:parent-style-name="Preformatted_20_Text">
      <style:text-properties style:font-name="Arial" officeooo:paragraph-rsid="0020f236"/>
    </style:style>
    <style:style style:name="P5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2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3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7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8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  <style:style style:name="T44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2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7"><text:text-input text:description="&lt;o.partner_id.street or ''&gt;">Partner street</text:text-input></text:p>
              <text:p text:style-name="P37"><text:text-input text:description="&lt;o.partner_id.zip or ''&gt;">ZipCode</text:text-input> 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8"/>
              <text:p text:style-name="P38"/>
              <text:p text:style-name="P46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8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6"/>
          </table:table-cell>
          <table:table-cell table:style-name="Table1.A1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53"><text:text-input text:description="&lt;if test=&quot;o.origin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87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0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40"><text:text-input text:description="&lt;if test=&quot;o.description2&quot;&gt;">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4" table:number-columns-spanned="2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1"><text:text-input text:description="&lt;/if&gt;">endtest</text:text-input></text:p>
          </table:table-cell>
          <table:table-cell table:style-name="Table1.A1" office:value-type="string">
            <text:p text:style-name="P49"/>
          </table:table-cell>
        </table:table-row>
        <table:table-row>
          <table:table-cell table:style-name="Table1.A2" office:value-type="string">
            <text:p text:style-name="P39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9"/>
          </table:table-cell>
        </table:table-row>
      </table:table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7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7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4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8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1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1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8"><text:text-input text:description="&lt;str(o.invoice_line._ids.index(line.id)+1)&gt;">rbr</text:text-input>.</text:p>
          </table:table-cell>
          <table:table-cell table:style-name="Table3.B8" office:value-type="string">
            <text:p text:style-name="P70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71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8" office:value-type="string">
            <text:p text:style-name="P84"><text:text-input text:description="&lt;formatLang(line.quantity, digits=2) or ''&gt;">qty</text:text-input></text:p>
          </table:table-cell>
          <table:table-cell table:style-name="Table3.B8" office:value-type="string">
            <text:p text:style-name="P85"><text:span text:style-name="T34"><text:text-input text:description="&lt;setLang(o.partner_id.lang or 'en_US')&gt;">setPartLang</text:text-input></text:span> <text:text-input text:description="&lt; (line.uom_id.name) or ''&gt;">uom2</text:text-input> /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9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69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7"><text:text-input text:description="&lt;line.discount&gt;">disc</text:text-input></text:p>
          </table:table-cell>
          <table:table-cell table:style-name="Table3.H8" office:value-type="string">
            <text:p text:style-name="P28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3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8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81"/>
          </table:table-cell>
        </table:table-row>
        <table:table-row table:style-name="Table7.1">
          <table:table-cell table:style-name="Table7.D1" office:value-type="string">
            <text:p text:style-name="P60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63"/>
          </table:table-cell>
        </table:table-row>
        <table:table-row table:style-name="Table7.1">
          <table:table-cell table:style-name="Table7.D1" table:number-columns-spanned="3" office:value-type="string">
            <text:p text:style-name="P59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3"/>
          </table:table-cell>
        </table:table-row>
      </table:table>
      <text:p text:style-name="P4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4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3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4"><text:text-input text:description="&lt;/if&gt;">endtest</text:text-input></text:p>
          </table:table-cell>
        </table:table-row>
      </table:table>
      <text:p text:style-name="P55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73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8"><text:text-input text:description="&lt;if test=&quot;o.date_due&quot; &gt;">if date_due</text:text-input></text:p>
            <text:p text:style-name="P30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30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4"><text:text-input text:description="&lt;for each=&quot;payment_line in o.payment_term.line_ids&quot;&gt;">For Payment Term</text:text-input></text:p>
            <text:p text:style-name="P30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4"><text:text-input text:description="&lt;/for&gt;">end For Payment Term</text:text-input></text:p>
            <text:p text:style-name="P30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0"><text:text-input text:description="&lt;/if&gt;">end if</text:text-input></text:p>
          </table:table-cell>
          <table:table-cell table:style-name="Table5.A1" office:value-type="string">
            <text:p text:style-name="P45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table:number-rows-spanned="2" office:value-type="string">
            <text:p text:style-name="P77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5"><text:text-input text:description="&lt;_(&quot;IBAN:&quot;)&gt;">_IBAN</text:text-input> <text:text-input text:description="&lt;o.partner_bank_id.acc_number or ''&gt;">bank_acc_number</text:text-input></text:p>
            <text:p text:style-name="P76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2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9"><text:span text:style-name="T43"><text:text-input text:description="&lt;/if&gt;">end if</text:text-input></text:span> </text:p>
            <text:p text:style-name="P74"/>
          </table:table-cell>
          <table:table-cell table:style-name="Table5.A1" office:value-type="string">
            <text:p text:style-name="P45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5"><text:text-input text:description="&lt;if test=&quot;o.end_user!=o.partner_id&quot;&gt;">if different end user</text:text-input></text:p>
            <text:p text:style-name="P32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5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82"/>
          </table:table-cell>
          <table:covered-table-cell/>
        </table:table-row>
        <table:table-row table:style-name="Table5.6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3"><text:span text:style-name="T32"><text:text-input text:description="&lt;setLang(o.partner_id.lang or 'en_US')&gt;">setPartLang</text:text-input></text:span><text:text-input text:description="&lt;_(&quot;Invoice created&quot;)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_(&quot;Invoice created&quot;)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6">Vanja Trošelj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4T13:22:46.708293543</dc:date>
    <meta:editing-duration>P1DT19H47M26S</meta:editing-duration>
    <meta:editing-cycles>256</meta:editing-cycles>
    <meta:generator>LibreOffice/5.1.1.2$Linux_X86_64 LibreOffice_project/10m0$Build-2</meta:generator>
    <meta:document-statistic meta:table-count="7" meta:image-count="0" meta:object-count="0" meta:page-count="2" meta:paragraph-count="98" meta:word-count="698" meta:character-count="2247" meta:non-whitespace-character-count="2088"/>
  </office:meta>
</office:document-meta>
</file>